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<text:span text:style-name="T1">Shunt </text:span>[mV]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power</text:p>
          </table:table-cell>
          <table:table-cell table:style-name="Default" office:value-type="string" calcext:value-type="string">
            <text:p>i_avg [mA]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17" calcext:value-type="float">
            <text:p>17</text:p>
          </table:table-cell>
          <table:table-cell table:formula="of:=[.A2] / (0.171*2)" office:value-type="float" office:value="106.432748538012" calcext:value-type="float">
            <text:p>106.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16" calcext:value-type="float">
            <text:p>16</text:p>
          </table:table-cell>
          <table:table-cell table:formula="of:=[.A3] / (0.171*2)" office:value-type="float" office:value="93.5672514619883" calcext:value-type="float">
            <text:p>93.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15" calcext:value-type="float">
            <text:p>15</text:p>
          </table:table-cell>
          <table:table-cell table:formula="of:=[.A4] / (0.171*2)" office:value-type="float" office:value="84.7953216374269" calcext:value-type="float">
            <text:p>84.80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14" calcext:value-type="float">
            <text:p>14</text:p>
          </table:table-cell>
          <table:table-cell table:formula="of:=[.A5] / (0.171*2)" office:value-type="float" office:value="76.9005847953216" calcext:value-type="float">
            <text:p>76.90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13" calcext:value-type="float">
            <text:p>13</text:p>
          </table:table-cell>
          <table:table-cell table:formula="of:=[.A6] / (0.171*2)" office:value-type="float" office:value="70.4678362573099" calcext:value-type="float">
            <text:p>70.47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12" calcext:value-type="float">
            <text:p>12</text:p>
          </table:table-cell>
          <table:table-cell table:formula="of:=[.A7] / (0.171*2)" office:value-type="float" office:value="66.0818713450292" calcext:value-type="float">
            <text:p>66.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11" calcext:value-type="float">
            <text:p>11</text:p>
          </table:table-cell>
          <table:table-cell table:formula="of:=[.A8] / (0.171*2)" office:value-type="float" office:value="61.4035087719298" calcext:value-type="float">
            <text:p>61.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10" calcext:value-type="float">
            <text:p>10</text:p>
          </table:table-cell>
          <table:table-cell table:formula="of:=[.A9] / (0.171*2)" office:value-type="float" office:value="55.5555555555556" calcext:value-type="float">
            <text:p>55.56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9" calcext:value-type="float">
            <text:p>9</text:p>
          </table:table-cell>
          <table:table-cell table:formula="of:=[.A10] / (0.171*2)" office:value-type="float" office:value="52.9239766081871" calcext:value-type="float">
            <text:p>52.92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8" calcext:value-type="float">
            <text:p>8</text:p>
          </table:table-cell>
          <table:table-cell table:formula="of:=[.A11] / (0.171*2)" office:value-type="float" office:value="50.5847953216374" calcext:value-type="float">
            <text:p>50.58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7" calcext:value-type="float">
            <text:p>7</text:p>
          </table:table-cell>
          <table:table-cell table:formula="of:=[.A12] / (0.171*2)" office:value-type="float" office:value="47.953216374269" calcext:value-type="float">
            <text:p>47.95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6" calcext:value-type="float">
            <text:p>6</text:p>
          </table:table-cell>
          <table:table-cell table:formula="of:=[.A13] / (0.171*2)" office:value-type="float" office:value="45.906432748538" calcext:value-type="float">
            <text:p>45.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5" calcext:value-type="float">
            <text:p>5</text:p>
          </table:table-cell>
          <table:table-cell table:formula="of:=[.A14] / (0.171*2)" office:value-type="float" office:value="43.859649122807" calcext:value-type="float">
            <text:p>43.86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4" calcext:value-type="float">
            <text:p>4</text:p>
          </table:table-cell>
          <table:table-cell table:formula="of:=[.A15] / (0.171*2)" office:value-type="float" office:value="41.2280701754386" calcext:value-type="float">
            <text:p>41.23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3" calcext:value-type="float">
            <text:p>3</text:p>
          </table:table-cell>
          <table:table-cell table:formula="of:=[.A16] / (0.171*2)" office:value-type="float" office:value="39.766081871345" calcext:value-type="float">
            <text:p>39.77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2" calcext:value-type="float">
            <text:p>2</text:p>
          </table:table-cell>
          <table:table-cell table:formula="of:=[.A17] / (0.171*2)" office:value-type="float" office:value="36.2573099415205" calcext:value-type="float">
            <text:p>36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/00/0000</text:date>, <text:time style:data-style-name="N2" text:time-value="20:43:10.1232716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09:50:49.563285597</meta:creation-date>
    <dc:date>2025-11-17T09:53:26.959988052</dc:date>
    <meta:editing-duration>PT12H57M38S</meta:editing-duration>
    <meta:editing-cycles>2</meta:editing-cycles>
    <meta:generator>LibreOffice/24.2.7.2$Linux_X86_64 LibreOffice_project/420$Build-2</meta:generator>
    <meta:document-statistic meta:table-count="1" meta:cell-count="85" meta:object-count="0"/>
  </office:meta>
</office:document-meta>
</file>